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C8000003965BE2D5D2FD3E239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5.0193in" draw:z-index="0"><draw:image xlink:href="Pictures/10000000000004C8000003965BE2D5D2FD3E2398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14:25:59.942554295</meta:creation-date>
    <dc:date>2021-03-01T14:26:29.832995450</dc:date>
    <meta:editing-duration>PT3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